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1.851cm" fo:min-width="3.935cm"/>
    </style:style>
    <style:style style:name="gr2" style:family="graphic" style:parent-style-name="standard">
      <style:graphic-properties draw:fill="solid" draw:fill-color="#ff6600" draw:textarea-horizontal-align="justify" draw:textarea-vertical-align="middle" draw:auto-grow-height="false" fo:min-height="1.955cm" fo:min-width="4.465cm"/>
    </style:style>
    <style:style style:name="gr3" style:family="graphic" style:parent-style-name="standard">
      <style:graphic-properties draw:textarea-horizontal-align="justify" draw:textarea-vertical-align="middle" draw:auto-grow-height="false" fo:min-height="2.679cm" fo:min-width="3.89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="solid" draw:fill-color="#ff6600" draw:textarea-horizontal-align="justify" draw:textarea-vertical-align="middle" draw:auto-grow-height="false" fo:min-height="2.679cm" fo:min-width="3.893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end="" draw:marker-end-width="0.3cm" draw:fill="none" draw:textarea-vertical-align="middle"/>
    </style:style>
    <style:style style:name="gr8" style:family="graphic" style:parent-style-name="standard">
      <style:graphic-properties draw:fill="solid" draw:fill-color="#009835" draw:textarea-horizontal-align="justify" draw:textarea-vertical-align="middle" draw:auto-grow-height="false" fo:min-height="6.562cm" fo:min-width="10.47cm"/>
    </style:style>
    <style:style style:name="gr9" style:family="graphic" style:parent-style-name="standard">
      <style:graphic-properties draw:fill="solid" draw:fill-color="#6666ff" draw:textarea-horizontal-align="justify" draw:textarea-vertical-align="middle" draw:auto-grow-height="false" fo:min-height="2.294cm" fo:min-width="3.66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="solid" draw:fill-color="#ff66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009835"/>
      <style:paragraph-properties fo:text-align="center"/>
    </style:style>
    <style:style style:name="P6" style:family="paragraph">
      <loext:graphic-properties draw:fill="solid" draw:fill-color="#6666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4" draw:id="id4" draw:layer="layout" svg:width="4.435cm" svg:height="2.101cm" svg:x="2.454cm" svg:y="12.56cm">
          <text:p text:style-name="P1">ESP32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.965cm" svg:height="2.205cm" svg:x="7.103cm" svg:y="2.175cm">
          <text:p text:style-name="P1">HomeAssistant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4.393cm" svg:height="2.929cm" svg:x="22.592cm" svg:y="5.394cm">
          <text:p text:style-name="P1">Laundry</text:p>
          <text:p text:style-name="P1">machine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4.393cm" svg:height="2.929cm" svg:x="22.529cm" svg:y="2.088cm">
          <text:p text:style-name="P1">Other </text:p>
          <text:p text:style-name="P1">IoT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4.393cm" svg:height="2.929cm" svg:x="7.632cm" svg:y="15.839cm">
          <text:p text:style-name="P1">Wall-Box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2.068cm" svg:y1="3.277cm" svg:x2="22.529cm" svg:y2="3.552cm" draw:start-shape="id1" draw:start-glue-point="1" draw:end-shape="id2" draw:end-glue-point="3" svg:d="M12068 3277h5230v275h5231" svg:viewBox="0 0 10462 276">
          <text:p/>
        </draw:connector>
        <draw:connector draw:style-name="gr4" draw:text-style-name="P1" draw:layer="layout" svg:x1="12.068cm" svg:y1="3.277cm" svg:x2="22.592cm" svg:y2="6.858cm" draw:start-shape="id1" draw:start-glue-point="1" draw:end-shape="id3" draw:end-glue-point="3" svg:d="M12068 3277h5261v3581h5263" svg:viewBox="0 0 10525 3582">
          <text:p/>
        </draw:connector>
        <draw:connector draw:style-name="gr4" draw:text-style-name="P1" draw:layer="layout" svg:x1="4.671cm" svg:y1="14.661cm" svg:x2="4.715cm" svg:y2="15.69cm" draw:start-shape="id4" draw:start-glue-point="2" svg:d="M4671 14661v765h44v264" svg:viewBox="0 0 45 1030">
          <text:p/>
        </draw:connector>
        <draw:custom-shape draw:style-name="gr3" draw:text-style-name="P1" draw:layer="layout" svg:width="4.393cm" svg:height="2.929cm" svg:x="2.519cm" svg:y="15.79cm">
          <text:p text:style-name="P1">Batterie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.435cm" svg:height="2.101cm" svg:x="8.154cm" svg:y="12.56cm">
          <text:p text:style-name="P1">ESP32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4.435cm" svg:height="2.101cm" svg:x="13.154cm" svg:y="12.56cm">
          <text:p text:style-name="P1">ESP32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4.393cm" svg:height="2.929cm" svg:x="12.732cm" svg:y="15.839cm">
          <text:p text:style-name="P1">Inverter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4.393cm" svg:height="2.929cm" svg:x="18.232cm" svg:y="15.839cm">
          <text:p text:style-name="P1">Relay(s)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4.435cm" svg:height="2.101cm" svg:x="18.054cm" svg:y="12.56cm">
          <text:p text:style-name="P1">ESP32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9.828cm" svg:y1="15.839cm" svg:x2="10.371cm" svg:y2="14.661cm" draw:start-shape="id5" draw:start-glue-point="0" draw:end-shape="id6" draw:end-glue-point="2" svg:d="M9828 15839v-590h543v-588" svg:viewBox="0 0 544 1179">
          <text:p/>
        </draw:connector>
        <draw:connector draw:style-name="gr4" draw:text-style-name="P1" draw:layer="layout" svg:x1="14.928cm" svg:y1="15.839cm" svg:x2="15.371cm" svg:y2="14.661cm" draw:start-shape="id7" draw:start-glue-point="0" draw:end-shape="id8" draw:end-glue-point="2" svg:d="M14928 15839v-590h443v-588" svg:viewBox="0 0 444 1179">
          <text:p/>
        </draw:connector>
        <draw:connector draw:style-name="gr4" draw:text-style-name="P1" draw:layer="layout" svg:x1="20.428cm" svg:y1="15.839cm" svg:x2="20.271cm" svg:y2="14.661cm" draw:start-shape="id9" draw:start-glue-point="0" draw:end-shape="id10" draw:end-glue-point="2" svg:d="M20428 15839v-590h-157v-588" svg:viewBox="0 0 158 1179">
          <text:p/>
        </draw:connector>
        <draw:custom-shape draw:style-name="gr1" draw:text-style-name="P2" xml:id="id11" draw:id="id11" draw:layer="layout" svg:width="4.435cm" svg:height="2.101cm" svg:x="2.454cm" svg:y="9.36cm">
          <text:p text:style-name="P1">ESP HOME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4.671cm" svg:y1="12.56cm" svg:x2="4.671cm" svg:y2="11.461cm" draw:start-shape="id4" draw:start-glue-point="0" draw:end-shape="id11" draw:end-glue-point="2" svg:d="M4671 12560v-1099" svg:viewBox="0 0 1 1100">
          <text:p/>
        </draw:connector>
        <draw:connector draw:style-name="gr4" draw:text-style-name="P1" draw:layer="layout" svg:x1="10.371cm" svg:y1="12.56cm" svg:x2="4.671cm" svg:y2="11.461cm" draw:start-shape="id6" draw:start-glue-point="0" draw:end-shape="id11" draw:end-glue-point="2" svg:d="M10371 12560v-550h-5700v-549" svg:viewBox="0 0 5701 1100">
          <text:p/>
        </draw:connector>
        <draw:connector draw:style-name="gr4" draw:text-style-name="P1" draw:layer="layout" svg:x1="15.371cm" svg:y1="12.56cm" svg:x2="4.671cm" svg:y2="11.461cm" draw:start-shape="id8" draw:start-glue-point="0" draw:end-shape="id11" draw:end-glue-point="2" svg:d="M15371 12560v-550h-10700v-549" svg:viewBox="0 0 10701 1100">
          <text:p/>
        </draw:connector>
        <draw:connector draw:style-name="gr4" draw:text-style-name="P1" draw:layer="layout" svg:x1="20.271cm" svg:y1="12.56cm" svg:x2="4.671cm" svg:y2="11.461cm" draw:start-shape="id10" draw:start-glue-point="0" draw:end-shape="id11" draw:end-glue-point="2" svg:d="M20271 12560v-550h-15600v-549" svg:viewBox="0 0 15601 1100">
          <text:p/>
        </draw:connector>
        <draw:connector draw:style-name="gr4" draw:text-style-name="P1" draw:layer="layout" svg:x1="4.671cm" svg:y1="9.36cm" svg:x2="7.103cm" svg:y2="3.277cm" draw:start-shape="id11" draw:start-glue-point="0" draw:end-shape="id1" draw:end-glue-point="3" svg:d="M4671 9360v-6083h2432" svg:viewBox="0 0 2433 6084">
          <text:p/>
        </draw:connector>
        <draw:custom-shape draw:style-name="gr5" draw:text-style-name="P3" xml:id="id12" draw:id="id12" draw:layer="layout" svg:width="4.393cm" svg:height="2.929cm" svg:x="7.419cm" svg:y="5.79cm">
          <text:p text:style-name="P1">Solar</text:p>
          <text:p text:style-name="P1">Simulation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9.615cm" svg:y1="5.79cm" svg:x2="9.585cm" svg:y2="4.38cm" draw:start-shape="id12" draw:start-glue-point="0" draw:end-shape="id1" draw:end-glue-point="2" svg:d="M9615 5790v-706h-30v-704" svg:viewBox="0 0 31 1411">
          <text:p/>
        </draw:connector>
        <draw:custom-shape draw:style-name="gr1" draw:text-style-name="P2" xml:id="id14" draw:id="id14" draw:layer="layout" svg:width="4.435cm" svg:height="2.101cm" svg:x="23.054cm" svg:y="12.56cm">
          <text:p text:style-name="P1">ESP32</text:p>
          <draw:enhanced-geometry svg:viewBox="0 0 21600 21600" draw:type="rectangle" draw:enhanced-path="M 0 0 L 21600 0 21600 21600 0 21600 0 0 Z N"/>
        </draw:custom-shape>
        <draw:custom-shape draw:style-name="gr3" draw:text-style-name="P1" xml:id="id13" draw:id="id13" draw:layer="layout" svg:width="4.393cm" svg:height="2.929cm" svg:x="23.229cm" svg:y="15.788cm">
          <text:p text:style-name="P1">Other </text:p>
          <text:p text:style-name="P1">IoT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25.425cm" svg:y1="15.788cm" svg:x2="25.271cm" svg:y2="14.661cm" draw:start-shape="id13" draw:start-glue-point="0" draw:end-shape="id14" draw:end-glue-point="2" svg:d="M25425 15788v-564h-154v-563" svg:viewBox="0 0 155 1128">
          <text:p/>
        </draw:connector>
        <draw:connector draw:style-name="gr7" draw:text-style-name="P4" draw:layer="layout" svg:x1="25.271cm" svg:y1="12.56cm" svg:x2="4.671cm" svg:y2="11.461cm" draw:start-shape="id14" draw:start-glue-point="0" draw:end-shape="id11" svg:d="M25271 12560v-550h-20600v-549" svg:viewBox="0 0 20601 1100">
          <text:p/>
        </draw:connector>
      </draw:page>
      <draw:page draw:name="page2" draw:style-name="dp1" draw:master-page-name="Standard">
        <draw:custom-shape draw:style-name="gr3" draw:text-style-name="P1" xml:id="id19" draw:id="id19" draw:layer="layout" svg:width="4.393cm" svg:height="2.929cm" svg:x="3.119cm" svg:y="14.789cm">
          <text:p text:style-name="P1">Batterie</text:p>
          <draw:enhanced-geometry svg:viewBox="0 0 21600 21600" draw:type="rectangle" draw:enhanced-path="M 0 0 L 21600 0 21600 21600 0 21600 0 0 Z N"/>
        </draw:custom-shape>
        <draw:custom-shape draw:style-name="gr8" draw:text-style-name="P5" xml:id="id18" draw:id="id18" draw:layer="layout" svg:width="10.97cm" svg:height="6.812cm" svg:x="1.889cm" svg:y="2.398cm">
          <text:p text:style-name="P1">Offnene<text:line-break/>Steuerung</text:p>
          <draw:enhanced-geometry svg:viewBox="0 0 21600 21600" draw:type="rectangle" draw:enhanced-path="M 0 0 L 21600 0 21600 21600 0 21600 0 0 Z N"/>
        </draw:custom-shape>
        <draw:custom-shape draw:style-name="gr9" draw:text-style-name="P6" xml:id="id15" draw:id="id15" draw:layer="layout" svg:width="4.16cm" svg:height="2.544cm" svg:x="16.551cm" svg:y="4.563cm">
          <text:p text:style-name="P1">HomeMatic</text:p>
          <draw:enhanced-geometry svg:viewBox="0 0 21600 21600" draw:type="rectangle" draw:enhanced-path="M 0 0 L 21600 0 21600 21600 0 21600 0 0 Z N"/>
        </draw:custom-shape>
        <draw:custom-shape draw:style-name="gr3" draw:text-style-name="P1" xml:id="id21" draw:id="id21" draw:layer="layout" svg:width="4.393cm" svg:height="2.929cm" svg:x="22.026cm" svg:y="14.854cm">
          <text:p text:style-name="P1">E-Auto</text:p>
          <draw:enhanced-geometry svg:viewBox="0 0 21600 21600" draw:type="rectangle" draw:enhanced-path="M 0 0 L 21600 0 21600 21600 0 21600 0 0 Z N"/>
        </draw:custom-shape>
        <draw:custom-shape draw:style-name="gr3" draw:text-style-name="P1" xml:id="id17" draw:id="id17" draw:layer="layout" svg:width="4.393cm" svg:height="2.929cm" svg:x="23.129cm" svg:y="7.766cm">
          <text:p text:style-name="P1">Wasch-</text:p>
          <text:p text:style-name="P1">maschine</text:p>
          <draw:enhanced-geometry svg:viewBox="0 0 21600 21600" draw:type="rectangle" draw:enhanced-path="M 0 0 L 21600 0 21600 21600 0 21600 0 0 Z N"/>
        </draw:custom-shape>
        <draw:custom-shape draw:style-name="gr3" draw:text-style-name="P1" xml:id="id16" draw:id="id16" draw:layer="layout" svg:width="4.393cm" svg:height="2.929cm" svg:x="23.235cm" svg:y="2.017cm">
          <text:p text:style-name="P1">Licht im Flur</text:p>
          <draw:enhanced-geometry svg:viewBox="0 0 21600 21600" draw:type="rectangle" draw:enhanced-path="M 0 0 L 21600 0 21600 21600 0 21600 0 0 Z N"/>
        </draw:custom-shape>
        <draw:custom-shape draw:style-name="gr3" draw:text-style-name="P1" xml:id="id20" draw:id="id20" draw:layer="layout" svg:width="4.393cm" svg:height="2.929cm" svg:x="12.503cm" svg:y="14.874cm">
          <text:p text:style-name="P1">E-Auto-Lade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0.711cm" svg:y1="5.835cm" svg:x2="23.235cm" svg:y2="3.481cm" draw:start-shape="id15" draw:start-glue-point="1" draw:end-shape="id16" draw:end-glue-point="3" svg:d="M20711 5835h1262v-2354h1262" svg:viewBox="0 0 2525 2355">
          <text:p/>
        </draw:connector>
        <draw:connector draw:style-name="gr4" draw:text-style-name="P1" draw:layer="layout" svg:x1="20.711cm" svg:y1="5.835cm" svg:x2="23.129cm" svg:y2="9.23cm" draw:start-shape="id15" draw:start-glue-point="1" draw:end-shape="id17" draw:end-glue-point="3" svg:d="M20711 5835h1209v3395h1209" svg:viewBox="0 0 2419 3396">
          <text:p/>
        </draw:connector>
        <draw:connector draw:style-name="gr4" draw:text-style-name="P1" draw:layer="layout" svg:x1="7.374cm" svg:y1="9.21cm" svg:x2="5.315cm" svg:y2="14.789cm" draw:start-shape="id18" draw:start-glue-point="2" draw:end-shape="id19" draw:end-glue-point="0" svg:d="M7374 9210v2789h-2059v2790" svg:viewBox="0 0 2060 5580">
          <text:p/>
        </draw:connector>
        <draw:custom-shape draw:style-name="gr3" draw:text-style-name="P1" draw:layer="layout" svg:width="4.393cm" svg:height="2.929cm" svg:x="3.119cm" svg:y="14.789cm">
          <text:p text:style-name="P1">Batterie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374cm" svg:y1="9.21cm" svg:x2="14.699cm" svg:y2="14.874cm" draw:start-shape="id18" draw:start-glue-point="2" draw:end-shape="id20" draw:end-glue-point="0" svg:d="M7374 9210v2832h7325v2832" svg:viewBox="0 0 7326 5665">
          <text:p/>
        </draw:connector>
        <draw:connector draw:style-name="gr4" draw:text-style-name="P1" draw:layer="layout" svg:x1="7.374cm" svg:y1="9.21cm" svg:x2="24.222cm" svg:y2="14.854cm" draw:start-shape="id18" draw:start-glue-point="2" draw:end-shape="id21" draw:end-glue-point="0" svg:d="M7374 9210v2822h16848v2822" svg:viewBox="0 0 16849 5645">
          <text:p/>
        </draw:connector>
        <draw:connector draw:style-name="gr4" draw:text-style-name="P1" draw:layer="layout" svg:x1="12.859cm" svg:y1="5.804cm" svg:x2="16.551cm" svg:y2="5.835cm" draw:start-shape="id18" draw:start-glue-point="1" draw:end-shape="id15" draw:end-glue-point="3" svg:d="M12859 5804h1846v31h1846" svg:viewBox="0 0 3693 3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olker </meta:initial-creator>
    <meta:creation-date>2020-03-22T00:21:38.298955338</meta:creation-date>
    <dc:date>2020-06-01T20:44:36.366021383</dc:date>
    <dc:creator>volker </dc:creator>
    <meta:editing-duration>PT1H13M37S</meta:editing-duration>
    <meta:editing-cycles>6</meta:editing-cycles>
    <meta:generator>LibreOffice/6.1.5.2$Linux_X86_64 LibreOffice_project/10$Build-2</meta:generator>
    <meta:document-statistic meta:object-count="43"/>
  </office:meta>
</office:document-meta>
</file>